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01" calcext:value-type="float">
            <text:p>1501</text:p>
          </table:table-cell>
          <table:table-cell table:style-name="ce7" table:formula="of:=COUNTIF([.B7:.B999998];&quot;X&quot;)" office:value-type="float" office:value="1310" calcext:value-type="float">
            <text:p>1310</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95" calcext:value-type="float">
            <text:p>159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5">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3" table:number-rows-repeated="104706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1-21">00/00/0000</text:date>, <text:time style:data-style-name="N2" text:time-value="20:59:34.89559914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1-21T21:00:35.252403438</dc:date>
    <meta:editing-duration>P1DT14H49M33S</meta:editing-duration>
    <meta:editing-cycles>1496</meta:editing-cycles>
    <meta:document-statistic meta:table-count="1" meta:cell-count="9063" meta:object-count="0"/>
  </office:meta>
</office:document-meta>
</file>